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0b8afa"/>
    </style:style>
    <style:style style:name="P2" style:family="paragraph" style:parent-style-name="Standard">
      <style:text-properties officeooo:paragraph-rsid="000cd640"/>
    </style:style>
    <style:style style:name="P3" style:family="paragraph" style:parent-style-name="Standard">
      <style:text-properties officeooo:rsid="000cd640" officeooo:paragraph-rsid="000cd640"/>
    </style:style>
    <style:style style:name="P4" style:family="paragraph" style:parent-style-name="Standard">
      <style:text-properties officeooo:rsid="000e9dcc" officeooo:paragraph-rsid="000e9dcc"/>
    </style:style>
    <style:style style:name="P5" style:family="paragraph" style:parent-style-name="Standard">
      <style:text-properties officeooo:paragraph-rsid="00132144"/>
    </style:style>
    <style:style style:name="P6" style:family="paragraph" style:parent-style-name="Standard">
      <style:text-properties officeooo:rsid="0014a919" officeooo:paragraph-rsid="00155c19"/>
    </style:style>
    <style:style style:name="P7" style:family="paragraph" style:parent-style-name="Standard">
      <style:text-properties officeooo:paragraph-rsid="00155c19"/>
    </style:style>
    <style:style style:name="P8" style:family="paragraph" style:parent-style-name="Standard">
      <style:text-properties officeooo:rsid="001ba067" officeooo:paragraph-rsid="001ba067"/>
    </style:style>
    <style:style style:name="P9" style:family="paragraph" style:parent-style-name="Standard">
      <style:text-properties officeooo:rsid="001d1d49" officeooo:paragraph-rsid="001d1d49"/>
    </style:style>
    <style:style style:name="P10" style:family="paragraph" style:parent-style-name="Standard">
      <style:text-properties officeooo:rsid="000b8afa" officeooo:paragraph-rsid="000b8afa"/>
    </style:style>
    <style:style style:name="P11" style:family="paragraph" style:parent-style-name="Standard">
      <style:text-properties officeooo:rsid="000cd640" officeooo:paragraph-rsid="001a2aa5"/>
    </style:style>
    <style:style style:name="P12" style:family="paragraph" style:parent-style-name="Standard">
      <style:text-properties officeooo:rsid="000cd640" officeooo:paragraph-rsid="000cd640"/>
    </style:style>
    <style:style style:name="P13" style:family="paragraph" style:parent-style-name="Standard">
      <style:text-properties officeooo:rsid="001a2aa5" officeooo:paragraph-rsid="001a2aa5"/>
    </style:style>
    <style:style style:name="P14" style:family="paragraph" style:parent-style-name="Standard">
      <style:text-properties officeooo:rsid="000e9dcc" officeooo:paragraph-rsid="001a2aa5"/>
    </style:style>
    <style:style style:name="P15" style:family="paragraph" style:parent-style-name="Standard">
      <style:text-properties officeooo:rsid="00132144" officeooo:paragraph-rsid="001fb2e3"/>
    </style:style>
    <style:style style:name="P16" style:family="paragraph" style:parent-style-name="Standard">
      <style:text-properties officeooo:rsid="00132144" officeooo:paragraph-rsid="001e9393"/>
    </style:style>
    <style:style style:name="P17" style:family="paragraph" style:parent-style-name="Standard">
      <style:text-properties officeooo:rsid="00132144" officeooo:paragraph-rsid="00132144"/>
    </style:style>
    <style:style style:name="P18" style:family="paragraph" style:parent-style-name="Standard">
      <style:text-properties officeooo:rsid="001ba067" officeooo:paragraph-rsid="001ba067"/>
    </style:style>
    <style:style style:name="P19" style:family="paragraph" style:parent-style-name="Standard">
      <style:text-properties officeooo:rsid="001d1d49" officeooo:paragraph-rsid="001d1d49"/>
    </style:style>
    <style:style style:name="P20" style:family="paragraph" style:parent-style-name="Standard">
      <style:text-properties officeooo:rsid="0016c36c" officeooo:paragraph-rsid="0016c36c"/>
    </style:style>
    <style:style style:name="P21" style:family="paragraph" style:parent-style-name="Standard">
      <style:text-properties officeooo:rsid="00155c19" officeooo:paragraph-rsid="00155c19"/>
    </style:style>
    <style:style style:name="P22" style:family="paragraph" style:parent-style-name="Text_20_body">
      <style:text-properties officeooo:rsid="0026b184" officeooo:paragraph-rsid="0026b184"/>
    </style:style>
    <style:style style:name="P23" style:family="paragraph" style:parent-style-name="Text_20_body">
      <style:text-properties officeooo:rsid="00285a26" officeooo:paragraph-rsid="00285a26"/>
    </style:style>
    <style:style style:name="P24" style:family="paragraph" style:parent-style-name="Text_20_body">
      <style:text-properties officeooo:rsid="002573ca" officeooo:paragraph-rsid="002573ca"/>
    </style:style>
    <style:style style:name="P25" style:family="paragraph" style:parent-style-name="Heading_20_1" style:list-style-name="Numbering_20_123"/>
    <style:style style:name="P26" style:family="paragraph" style:parent-style-name="Heading_20_1" style:list-style-name="Numbering_20_123">
      <style:text-properties style:font-name="Liberation Sans" fo:font-size="18.2000007629395pt" fo:font-weight="bold" officeooo:rsid="00216767" officeooo:paragraph-rsid="00216767" style:font-name-asian="Droid Sans Fallback" style:font-size-asian="18.2000007629395pt" style:font-weight-asian="bold" style:font-name-complex="Lohit Devanagari" style:font-size-complex="18.2000007629395pt" style:font-weight-complex="bold"/>
    </style:style>
    <style:style style:name="T1" style:family="text">
      <style:text-properties officeooo:rsid="0016c36c"/>
    </style:style>
    <style:style style:name="T2" style:family="text">
      <style:text-properties officeooo:rsid="001be8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551625700" text:style-name="Numbering_20_123">
        <text:list-item>
          <text:h text:style-name="P25" text:outline-level="1">Uvod</text:h>
        </text:list-item>
      </text:list>
      <text:p text:style-name="P1"/>
      <text:p text:style-name="P10">Tato praca sa zaobera problematikou uhlikovej stopy Bitcoinu. V sucastnosti existuje asi ??? kryptomien, my sme sa ale zamerali vyhradne na Bitcoin, kedze je to suverenne najrozsirenejsia kryptomena, a preto jej dopad na uhlikovu stopu je podstatne vyraznejsi nez u ostatnych.</text:p>
      <text:p text:style-name="P11">V tejto praci budeme simulovat protokol Bitcoin pomocou Petriho sieti. Protocol Bitcoin spociva v prijimani financnych transakcii, ktore sa zdruzuju do blokov. Pre kazdy blok je potrebne vyriesit matematicky i energeticky narocnu ulohu, a to je dovod, preco ma Bitcoin tak velku uhlikovu stopu. </text:p>
      <text:p text:style-name="P13">Kedze vyriesenie tejto ulohy je odmene Bitcoinmi, viac a viac zariadeni sa pripaja do siete a tym siet vyzaduje viac energie. Zmyslom nasich experimentov bude ukazat, ako sa meni uhlikova stopa, ked sa </text:p>
      <text:p text:style-name="P2"/>
      <text:list xml:id="list5035717125013" text:continue-numbering="true" text:style-name="Numbering_20_123">
        <text:list-item>
          <text:h text:style-name="P25" text:outline-level="1">Zadanie</text:h>
        </text:list-item>
      </text:list>
      <text:p text:style-name="P3"/>
      <text:p text:style-name="P3">Zadanie tejto prace spada do kategorie Uhlikova stopa informacnych technologii a vybrali sme si problematiku Uhlikova stopa technologie Bitcoin.</text:p>
      <text:p text:style-name="P2"/>
      <text:list xml:id="list5034939826952" text:continue-numbering="true" text:style-name="Numbering_20_123">
        <text:list-item>
          <text:h text:style-name="P25" text:outline-level="1">Autori a zdroje</text:h>
        </text:list-item>
      </text:list>
      <text:p text:style-name="P3"/>
      <text:p text:style-name="P3">Autormi tohto projektu su Martin Bartos (xbarto96) a Ondrej Klinovsky (xklino00)</text:p>
      <text:p text:style-name="P3"/>
      <text:list xml:id="list5035178688950" text:continue-numbering="true" text:style-name="Numbering_20_123">
        <text:list-item>
          <text:h text:style-name="P26" text:outline-level="1">Fakty</text:h>
        </text:list-item>
      </text:list>
      <text:p text:style-name="P4"/>
      <text:p text:style-name="P14">Bitcoin je decentralizovana digitalna mena bez centralnej autority (banky) zalozena na blockchain technologii. Je to siet tvorena uzivatelmi a minermi.</text:p>
      <text:p text:style-name="P4"/>
      <text:p text:style-name="P15">Blok – struktura obsahujuca zoznam transakcii (priemer je okolo 2000), nonce a odkaz na predosly blok.</text:p>
      <text:p text:style-name="P4"/>
      <text:p text:style-name="P16">Blockchain – Retazec blokov, kde zmena poradia blokov ne nemozna vdaka odkazovaniu sa na predosle bloky</text:p>
      <text:p text:style-name="P4"/>
      <text:p text:style-name="P8">Uzivatelia – ludia, ktori si posielaju peniaze. Ak chce uzivatel poslat niekomu peniaze, vytvori transakciu podpisanu svojim sukromnym klucom a posle tuto informaciu do celej sieti. Prijemca tuto informaciu obdrzi okamzite, avsak transakcia este nie je potvrdena. V Priemere sa vytvoria asi 3-4 transakcie za sekundu.</text:p>
      <text:p text:style-name="P8"/>
      <text:p text:style-name="P8">Mineri – <text:span text:style-name="T2">potvrdzuju transakcie v sieti. Miner zoskupi transakcie cakajuce na potvrdenie (do bloku), prida k nim odkaz na predchadzajuci blok transakcii a tzv. kryptograficku nonce. Nonce je cislo, </text:span></text:p>
      <text:p text:style-name="P9">ktore musi byt mensie ako limit, ktory je dany celout sietou. Nonce musi byt mensia alebo rovna tomuto limitu. Limit teda udava pocet nul, kolkymi musi nonce zacinat a vyjadruje celkovu zlozitost siete. Hodnota limitu je nastavena tak, aby minerom trvalo v priemere 10 minut najdenie nonce. Za kazdy vypocitany nonce je priradeny novy blok od blockchainu, transakcie v danom bloku su potvrdene a miner, ktory nonce vypocital ziskava odmenu v podobe Bicoinov.</text:p>
      <text:p text:style-name="P9"/>
      <text:p text:style-name="P17"><text:soft-page-break/>SHA256 – kryptograficka hasovacia funkcia, ktora pre lubovolny vstupu (napr.: subor), vrati 256-bitove cislo. Ked sa dva vstupy budu lisit len v jednom bite, vystup bude uplne iny.</text:p>
      <text:p text:style-name="P5"/>
      <text:p text:style-name="P20">Proof-of-work – Kedze bitcoin nema ziadnu centralnu autoritu, ktora by overovala transakcie, overovanie</text:p>
      <text:p text:style-name="P5"/>
      <text:p text:style-name="P20">Vykon siete (hash rate) – Ulohou zariadeni v sieti je overovat Bitcoin transakcie. Overovanie spociva vo vypocte matematicky komplikovanej ulohy. Cim viac prace je vyprodukovanej, tym vacsia dovera (proof-of-work). Podstatou tejto ulohy je spocitat hash bloku tak, aby bol mensi ako ciel. Vykon siete udava, kolko hashov (H) dokaze siet vypocitat <text:s/>za jednu sekundu. Dnes je toto cislo velmi velke a preto tuto hodnotu udavama v terahashoch za sekundu (TH/s)</text:p>
      <text:p text:style-name="P5"/>
      <text:p text:style-name="P6">Narocnost – miera, ako narocne je najst hash pre <text:span text:style-name="T1">jeden </text:span>blok, meni sa kazdych 2016 blokov. <text:span text:style-name="T1">Narocnost je nastavena tak, aby vypocet hashu bloku trval v priemere 10 minut bez ohladu na celkovy vykon siete.</text:span></text:p>
      <text:p text:style-name="P5"/>
      <text:p text:style-name="P21">Limit (target) – 265-bitove cislo, ktore je zdielane s kazdym zariadenim v sieti. Vypocitany hash bloku musi byt mensi alebo rovny tomuto cislu, aby bol blok uznany. Zjednudusene povedane, hash musi zacinat urcitim poctom nul. Cim mensi limit (vaccsi pocet pociatocnych nul), tym vyssia zlozitost.</text:p>
      <text:p text:style-name="P7"/>
      <text:p text:style-name="P7"/>
      <text:p text:style-name="P7"/>
      <text:list xml:id="list5035297881777" text:continue-numbering="true" text:style-name="Numbering_20_123">
        <text:list-item>
          <text:h text:style-name="P25" text:outline-level="1">Koncepce modelu</text:h>
        </text:list-item>
      </text:list>
      <text:p text:style-name="P22">V ramci tohto modelu vychadzame z faktov spomenutych <text:s/>v predoslej kapitole. V modelu pracujeme s nemennou pravdepodobnostou prichodu transakcii do siete.</text:p>
      <text:p text:style-name="P23">Co sa tyka uhlikovej stopy, uvazovali sme tri </text:p>
      <text:p text:style-name="P24">Pre potreby tohoto modelu zanedbavame hodnotu a popularitu Bitcoinu ovplyvnujucu tvorbu transakcii a predpokladame ze Z faktov z predoslej kapitoly vieme, ze za sekundu sa vytvoria asi 3 transakcie.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k" fo:country="SK"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23"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style:page-number="auto"/>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9T00:50:18.512869623</meta:creation-date>
    <meta:editing-duration>PT24S</meta:editing-duration>
    <meta:editing-cycles>2</meta:editing-cycles>
    <meta:generator>LibreOffice/6.3.3.2.0$Linux_X86_64 LibreOffice_project/30$Build-2</meta:generator>
    <dc:date>2019-12-09T00:50:33.568698328</dc:date>
    <meta:document-statistic meta:table-count="0" meta:image-count="0" meta:object-count="0" meta:page-count="2" meta:paragraph-count="24" meta:word-count="601" meta:character-count="4018" meta:non-whitespace-character-count="3430"/>
  </office:meta>
</office:document-meta>
</file>